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ileCache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ile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fileCache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fileCach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iesfileCache.getCach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ileCache.PropertiesfileCache( File cach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ileCache.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iesfileCache.setCache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fileCache.sa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iesfileCache.Propertiesfil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iesfileCach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fileCache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